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T1" style:family="text">
      <style:text-properties officeooo:rsid="000bf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int main()</text:p>
      <text:p text:style-name="P2">{</text:p>
      <text:p text:style-name="P2"><text:s text:c="4"/>int a[100],i,j,n,loc,min;</text:p>
      <text:p text:style-name="P2"><text:s text:c="4"/>printf("Enter the size of the array : ");</text:p>
      <text:p text:style-name="P2"><text:s text:c="4"/>scanf("%d",&amp;n);</text:p>
      <text:p text:style-name="P2"><text:s text:c="4"/>printf("Enter the elements :\n");</text:p>
      <text:p text:style-name="P2"><text:s text:c="4"/>for(i=0;i&lt;n;i++)</text:p>
      <text:p text:style-name="P2"><text:s text:c="8"/>scanf("%d",&amp;a[i]);</text:p>
      <text:p text:style-name="P2"><text:s text:c="4"/>for(i=0;i&lt;n;i++)</text:p>
      <text:p text:style-name="P2"><text:s text:c="4"/>{</text:p>
      <text:p text:style-name="P2"><text:s text:c="8"/>min=a[i];</text:p>
      <text:p text:style-name="P2"><text:s text:c="8"/>loc=i;</text:p>
      <text:p text:style-name="P2"><text:s text:c="8"/>for(j=i+1;j&lt;n;j++)</text:p>
      <text:p text:style-name="P2"><text:s text:c="8"/>{</text:p>
      <text:p text:style-name="P2"><text:s text:c="12"/>if(a[j]&lt;min)</text:p>
      <text:p text:style-name="P2"><text:s text:c="12"/>{</text:p>
      <text:p text:style-name="P2"><text:s text:c="16"/>min=a[j];</text:p>
      <text:p text:style-name="P2"><text:s text:c="16"/>loc=j;</text:p>
      <text:p text:style-name="P2"><text:s text:c="12"/>}</text:p>
      <text:p text:style-name="P2"><text:s text:c="8"/>}</text:p>
      <text:p text:style-name="P2"><text:s text:c="8"/>a[loc]=a[i];</text:p>
      <text:p text:style-name="P2"><text:s text:c="8"/>a[i]=min;</text:p>
      <text:p text:style-name="P2"><text:s text:c="4"/>}</text:p>
      <text:p text:style-name="P2"><text:s text:c="4"/>printf("Sorted array :\n");;</text:p>
      <text:p text:style-name="P2"><text:s text:c="4"/>for(i=0;i&lt;n;i++)</text:p>
      <text:p text:style-name="P2"><text:s text:c="8"/>printf("%d\t",a[i]);</text:p>
      <text:p text:style-name="P2"><text:s text:c="4"/>printf("\n");</text:p>
      <text:p text:style-name="P2"><text:s text:c="4"/>return 0;</text:p>
      <text:p text:style-name="P2">}</text:p>
      <text:p text:style-name="P5"/>
      <text:p text:style-name="P1">OUTPUT:</text:p>
      <text:p text:style-name="P1"/>
      <text:p text:style-name="P4">Enter the size of the array : 6</text:p>
      <text:p text:style-name="P4">Enter the elements :</text:p>
      <text:p text:style-name="P4">8</text:p>
      <text:p text:style-name="P4">5</text:p>
      <text:p text:style-name="P4">4</text:p>
      <text:p text:style-name="P4">1</text:p>
      <text:p text:style-name="P4">6</text:p>
      <text:p text:style-name="P4">3</text:p>
      <text:p text:style-name="P4">Sorted array :</text:p>
      <text:p text:style-name="P4">1 <text:s text:c="6"/>3 <text:s text:c="6"/>4 <text:s text:c="6"/>5 <text:s text:c="6"/>6 <text:s text:c="6"/>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7T15:27:46.597000000</dc:date>
    <meta:editing-duration>PT50M34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2" meta:word-count="75" meta:character-count="682" meta:non-whitespace-character-count="431"/>
  </office:meta>
</office:document-meta>
</file>